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H SarabunPSK" svg:font-family="'TH SarabunPSK'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cm" fo:line-height="0.55cm" fo:text-align="start" style:justify-single-word="false" style:writing-mode="lr-tb"/>
      <style:text-properties fo:font-size="16pt" style:font-size-asian="16pt" style:font-size-complex="16pt"/>
    </style:style>
    <style:style style:name="P2" style:family="paragraph" style:parent-style-name="Standard">
      <style:paragraph-properties fo:margin-top="0cm" fo:margin-bottom="0cm" fo:line-height="0.55cm" fo:text-align="center" style:justify-single-word="false" style:writing-mode="lr-tb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0.55cm" fo:text-align="end" style:justify-single-word="false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margin-top="0cm" fo:margin-bottom="0cm" fo:line-height="0.55cm" fo:text-align="start" style:justify-single-word="false" style:writing-mode="lr-tb"/>
      <style:text-properties fo:font-size="16pt" style:font-size-asian="16pt" style:font-size-complex="16pt"/>
    </style:style>
    <style:style style:name="P5" style:family="paragraph" style:parent-style-name="Standard">
      <style:paragraph-properties fo:margin-top="0cm" fo:margin-bottom="0cm" fo:line-height="0.55cm" fo:text-align="justify" style:justify-single-word="false" style:writing-mode="lr-tb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แบบฟอร์มหน้าปกข้อเสนอโครงการ</text:p>
      <text:p text:style-name="P3">รหัสโครงการ ...........</text:p>
      <text:p text:style-name="P2"/>
      <text:p text:style-name="P2">ข้อเสนอโครงการ</text:p>
      <text:p text:style-name="P2">การแข่งขันพัฒนาโปรแกรมคอมพิวเตอร์แห่งประเทศไทย</text:p>
      <text:p text:style-name="P4"/>
      <text:p text:style-name="P4">ชื่อโครงการ<text:tab/><text:tab/>(ภาษาไทย)..............................................................................................................................</text:p>
      <text:p text:style-name="P4"><text:tab/><text:tab/><text:tab/>(ภาษาอังกฤษ).........................................................................................................................</text:p>
      <text:p text:style-name="P4">ประเภทโปรแกรมที่เสนอ<text:tab/>โปรแกรม................................................……………..................................................................</text:p>
      <text:p text:style-name="P1">ทีมพัฒนา</text:p>
      <text:p text:style-name="P4">หัวหน้าโครงการ</text:p>
      <text:p text:style-name="P4"><text:tab/><text:tab/>1. ชื่อ-นามสกุล(นาย/นาง/น.ส./ด.ช./ด.ญ.).........................................................................................</text:p>
      <text:p text:style-name="P4"><text:tab/><text:tab/> <text:s text:c="3"/>วัน/เดือน/ปีเกิด..............ระดับการศึกษา................สถานศึกษา.....................................................</text:p>
      <text:p text:style-name="P4"><text:tab/><text:tab/> <text:s text:c="3"/>ที่อยู่ตามทะเบียนบ้าน..............................................................……..............................................…</text:p>
      <text:p text:style-name="P4"><text:tab/><text:tab/> <text:s text:c="3"/>สถานที่ติดต่อ.................................................................…...............................................................</text:p>
      <text:p text:style-name="P4"><text:tab/><text:tab/> <text:s text:c="3"/>โทรศัพท์..................มือถือ................โทรสาร....................e-mail...................................................</text:p>
      <text:p text:style-name="P4"><text:tab/><text:tab/><text:tab/><text:tab/><text:tab/><text:tab/><text:tab/><text:tab/><text:tab/>ลงชื่อ.....................................................</text:p>
      <text:p text:style-name="P1">ผู้ร่วมโครงการ </text:p>
      <text:p text:style-name="P4"><text:tab/><text:tab/>1. ชื่อ-นามสกุล(นาย/นาง/น.ส./ด.ช./ด.ญ.).........................................................................................</text:p>
      <text:p text:style-name="P4"><text:tab/><text:tab/> <text:s text:c="3"/>วัน/เดือน/ปีเกิด..............ระดับการศึกษา................สถานศึกษา.....................................................</text:p>
      <text:p text:style-name="P4"><text:tab/><text:tab/> <text:s text:c="3"/>ที่อยู่ตามทะเบียนบ้าน..............................................................……..............................................…</text:p>
      <text:p text:style-name="P4"><text:tab/><text:tab/> <text:s text:c="3"/>สถานที่ติดต่อ.................................................................…...............................................................</text:p>
      <text:p text:style-name="P4"><text:tab/><text:tab/> <text:s text:c="3"/>โทรศัพท์..................มือถือ................โทรสาร....................e-mail...................................................</text:p>
      <text:p text:style-name="P4"><text:tab/><text:tab/><text:tab/><text:tab/><text:tab/><text:tab/><text:tab/><text:tab/><text:tab/>ลงชื่อ.....................................................</text:p>
      <text:p text:style-name="P1">ผู้ร่วมโครงการ </text:p>
      <text:p text:style-name="P4"><text:tab/><text:tab/>1. ชื่อ-นามสกุล(นาย/นาง/น.ส./ด.ช./ด.ญ.).........................................................................................</text:p>
      <text:p text:style-name="P4"><text:tab/><text:tab/> <text:s text:c="3"/>วัน/เดือน/ปีเกิด..............ระดับการศึกษา................สถานศึกษา.....................................................</text:p>
      <text:p text:style-name="P4"><text:tab/><text:tab/> <text:s text:c="3"/>ที่อยู่ตามทะเบียนบ้าน..............................................................……..............................................…</text:p>
      <text:p text:style-name="P4"><text:tab/><text:tab/> <text:s text:c="3"/>สถานที่ติดต่อ.................................................................…...............................................................</text:p>
      <text:p text:style-name="P4"><text:tab/><text:tab/> <text:s text:c="3"/>โทรศัพท์..................มือถือ................โทรสาร....................e-mail...................................................</text:p>
      <text:p text:style-name="P4"><text:tab/><text:tab/><text:tab/><text:tab/><text:tab/><text:tab/><text:tab/><text:tab/><text:tab/>ลงชื่อ.....................................................</text:p>
      <text:p text:style-name="P1">อาจารย์ที่ปรึกษาโครงการ</text:p>
      <text:p text:style-name="P4"><text:tab/><text:tab/> <text:s text:c="3"/>ชื่อ-นามสกุล(นาย/นาง/น.ส.)......................................……...........................................................….</text:p>
      <text:p text:style-name="P4"><text:tab/><text:tab/> <text:s text:c="3"/>สังกัด/สถาบัน.............................................................…..................................................................</text:p>
      <text:p text:style-name="P4"><text:tab/><text:tab/> <text:s text:c="3"/>สถานที่ติดต่อ.....................................................….......................................….................................</text:p>
      <text:p text:style-name="P4"><text:tab/><text:tab/> <text:s text:c="3"/>โทรศัพท์..................มือถือ.................โทรสาร....................e-mail..................................................</text:p>
      <text:p text:style-name="P5"><text:tab/>คำรับรอง “โครงการนี้เป็นความคิดริเริ่มของนักพัฒนาโครงการและไม่ได้ลอกเลียนแบบมาจากผู้อื่นผู้ใด ข้าพเจ้าขอรับรองว่าจะให้คำแนะนำและ สนับสนุนให้นัก พัฒนาในความดูแลของข้าพเจ้าดำเนินการศึกษา/วิจัย/พัฒนาตามหัวข้อที่เสนอและจะทำหน้าที่ประเมินผลงานดังกล่าวให้กับโครงการฯ ด้วย”</text:p>
      <text:p text:style-name="P4"><text:tab/><text:tab/><text:tab/><text:tab/><text:tab/><text:tab/><text:tab/><text:tab/><text:tab/>ลงชื่อ.....................................................</text:p>
      <text:p text:style-name="P1">หัวหน้าสถาบัน (อธิการบดี/คณบดี/หัวหน้าภาควิชา/ผู้อำนวยการ/อาจารย์ใหญ่/หัวหน้าหมวด)</text:p>
      <text:p text:style-name="P4"><text:tab/><text:tab/> <text:s text:c="3"/>ชื่อ-นามสกุล(นาย/นาง/น.ส.)......................................……...........................................................….</text:p>
      <text:p text:style-name="P4"><text:tab/><text:tab/> <text:s text:c="3"/>สังกัด/สถาบัน.............................................................…..................................................................</text:p>
      <text:p text:style-name="P4"><text:tab/><text:tab/> <text:s text:c="3"/>สถานที่ติดต่อ.....................................................….......................................….................................</text:p>
      <text:p text:style-name="P4"><text:tab/><text:tab/> <text:s text:c="3"/>โทรศัพท์..................มือถือ.................โทรสาร....................e-mail..................................................</text:p>
      <text:p text:style-name="P5"><text:tab/>คำรับรอง “ข้าพเจ้าขอรับรองว่าผู้พัฒนามีสิทธิ์ขอรับทุนสนับสนุนตามเงื่อนไขที่โครงการฯกำหนดและอนุญาตให้ดำเนินการศึกษา/วิจัย/พัฒนาตามหัวข้อที่ได้เสนอ มานี้ในสถาบันได้ภายใต้การบังคับบัญชาของข้าพเจ้า”</text:p>
      <text:p text:style-name="P4"/>
      <text:p text:style-name="P4"><text:tab/><text:tab/><text:tab/><text:tab/><text:tab/><text:tab/><text:tab/><text:tab/><text:tab/>ลงชื่อ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 SarabunPSK" svg:font-family="'TH SarabunPSK'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 SarabunPSK" fo:font-size="12pt" fo:language="en" fo:country="US" style:letter-kerning="true" style:font-name-asian="Lucida Sans Unicode" style:font-size-asian="12pt" style:language-asian="zxx" style:country-asian="none" style:font-name-complex="TH SarabunPSK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H SarabunPSK" fo:font-size="14pt" style:font-name-asian="MS Mincho" style:font-size-asian="14pt" style:font-name-complex="TH SarabunPSK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 SarabunPSK" style:font-name-complex="TH SarabunPSK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 SarabunPSK" fo:font-size="12pt" fo:font-style="italic" style:font-size-asian="12pt" style:font-style-asian="italic" style:font-name-complex="TH SarabunPSK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PSK" style:font-name-complex="TH SarabunPSK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23cm" fo:margin-bottom="0.949cm" fo:margin-left="2cm" fo:margin-right="0.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ttichai C</meta:initial-creator>
    <meta:creation-date>2011-07-05T10:35:32.20</meta:creation-date>
    <meta:document-statistic meta:table-count="0" meta:image-count="0" meta:object-count="0" meta:page-count="1" meta:paragraph-count="43" meta:word-count="1109" meta:character-count="4667"/>
    <dc:date>2011-07-05T10:43:16.45</dc:date>
    <dc:creator>Sittichai C</dc:creator>
    <meta:editing-duration>PT00H07M44S</meta:editing-duration>
    <meta:editing-cycles>1</meta:editing-cycles>
    <meta:generator>OpenOffice.org/3.1$Win32 OpenOffice.org_project/310m11$Build-9399</meta:generator>
  </office:meta>
</office:document-meta>
</file>